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483b43" officeooo:paragraph-rsid="00185056"/>
    </style:style>
    <style:style style:name="P2" style:family="paragraph" style:parent-style-name="Standard">
      <style:text-properties officeooo:paragraph-rsid="00185056"/>
    </style:style>
    <style:style style:name="P3" style:family="paragraph" style:parent-style-name="Heading_20_1">
      <style:text-properties officeooo:paragraph-rsid="00185056"/>
    </style:style>
    <style:style style:name="P4" style:family="paragraph" style:parent-style-name="Heading_20_1" style:master-page-name="Standard">
      <style:paragraph-properties style:page-number="auto"/>
      <style:text-properties fo:font-style="italic" style:text-underline-style="solid" style:text-underline-width="auto" style:text-underline-color="font-color" fo:font-weight="bold" officeooo:rsid="001c717e" officeooo:paragraph-rsid="00185056" style:font-style-asian="italic" style:font-weight-asian="bold"/>
    </style:style>
    <style:style style:name="P5" style:family="paragraph" style:parent-style-name="List_20_Paragraph" style:list-style-name="WWNum1">
      <style:text-properties officeooo:rsid="0015d1d3" officeooo:paragraph-rsid="00185056"/>
    </style:style>
    <style:style style:name="P6" style:family="paragraph" style:parent-style-name="List_20_Paragraph" style:list-style-name="WWNum1">
      <style:text-properties officeooo:paragraph-rsid="00185056"/>
    </style:style>
    <style:style style:name="P7" style:family="paragraph" style:parent-style-name="Heading_20_2">
      <style:text-properties fo:font-weight="bold" officeooo:paragraph-rsid="00185056" style:font-weight-asian="bold"/>
    </style:style>
    <style:style style:name="P8" style:family="paragraph" style:parent-style-name="Heading_20_2">
      <style:text-properties officeooo:rsid="00254f5a" officeooo:paragraph-rsid="00185056"/>
    </style:style>
    <style:style style:name="P9" style:family="paragraph" style:parent-style-name="Heading_20_2">
      <style:text-properties officeooo:paragraph-rsid="00185056"/>
    </style:style>
    <style:style style:name="T1" style:family="text">
      <style:text-properties officeooo:rsid="000e6c6f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3" style:family="text">
      <style:text-properties officeooo:rsid="0018b1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T3">May</text:span> 2019 template</text:h>
      <text:h text:style-name="P7" text:outline-level="2">Table of contents<text:bookmark text:name="_GoBack"/></text:h>
      <text:list xml:id="list1783119989" text:style-name="WWNum1">
        <text:list-item>
          <text:p text:style-name="P5"><text:a xlink:type="simple" xlink:href="#Today |outline" text:style-name="Internet_20_link" text:visited-style-name="Visited_20_Internet_20_Link">today</text:a></text:p>
        </text:list-item>
        <text:list-item>
          <text:p text:style-name="P6"><text:a xlink:type="simple" xlink:href="#_End_of_day" text:style-name="ListLabel_20_1" text:visited-style-name="ListLabel_20_1"><text:span text:style-name="Internet_20_link">End of day (outro) (139 words)</text:span></text:a></text:p>
        </text:list-item>
        <text:list-item>
          <text:p text:style-name="P6"><text:a xlink:type="simple" xlink:href="#_End_of_today’s" text:style-name="ListLabel_20_1" text:visited-style-name="ListLabel_20_1"><text:span text:style-name="Internet_20_link">End of today’s document (0 words)</text:span></text:a></text:p>
        </text:list-item>
      </text:list>
      <text:p text:style-name="P2">#### Words total</text:p>
      <text:h text:style-name="P8" text:outline-level="2">Today </text:h>
      <text:p text:style-name="P1"/>
      <text:h text:style-name="P9" text:outline-level="2"><text:bookmark text:name="_End_of_day"/>End of day (outro)</text:h>
      <text:p text:style-name="P2">Next I went and relaxed for went and relaxed for the rest of the night. Eventually plugged my Samsung galaxy s7 edge into the charger for the night. I decided not to plug my Samsung galaxy core prime into the charger for the night (as usual) I eventually logged my laptop off for the night. I eventually shut my laptop down for the night. I eventually plugged my laptop into the charger for the night. I eventually got dressed for bed. I eventually went to bed. I eventually fell asleep. Goodnight. I made sure I plugged my laptop into the charger for the night. I also made sure my laptop started charging. I also made sure I locked my door and turned my fan on medium before falling asleep<text:span text:style-name="T2">. (PLEASE READ OUTRO TO LEARN IMPORTANT INFO ABOUT TODAYS DOCUMENT)</text:span></text:p>
      <text:h text:style-name="P3" text:outline-level="1"><text:bookmark text:name="_End_of_today’s"/>End of today’s document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08:12:41.484000000</meta:creation-date>
    <dc:date>2019-04-28T08:14:19.162000000</dc:date>
    <meta:editing-duration>PT1M38S</meta:editing-duration>
    <meta:editing-cycles>3</meta:editing-cycles>
    <meta:generator>LibreOffice/6.1.2.1$Windows_X86_64 LibreOffice_project/65905a128db06ba48db947242809d14d3f9a93fe</meta:generator>
    <meta:document-statistic meta:table-count="0" meta:image-count="0" meta:object-count="0" meta:page-count="1" meta:paragraph-count="10" meta:word-count="173" meta:character-count="929" meta:non-whitespace-character-count="768"/>
  </office:meta>
</office:document-meta>
</file>